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style:page-number="1"/>
      <style:text-properties officeooo:paragraph-rsid="00131891"/>
    </style:style>
    <style:style style:name="P4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631c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16864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Purisa" fo:font-size="40pt" fo:font-weight="bold" officeooo:paragraph-rsid="001631c2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Purisa" fo:font-size="44pt" fo:font-weight="bold" officeooo:paragraph-rsid="001631c2" style:font-size-asian="44pt" style:font-weight-asian="bold" style:font-size-complex="4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631c2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urisa" fo:font-size="26pt" fo:font-weight="bold" officeooo:paragraph-rsid="00168640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Purisa" fo:font-size="28pt" fo:font-weight="bold" officeooo:paragraph-rsid="001631c2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Purisa" fo:font-size="24pt" fo:font-weight="bold" officeooo:paragraph-rsid="001631c2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Purisa" fo:font-size="24pt" fo:font-weight="bold" officeooo:paragraph-rsid="00168640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Purisa" fo:font-size="20pt" fo:font-weight="bold" officeooo:paragraph-rsid="001631c2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1631c2"/>
    </style:style>
    <style:style style:name="P15" style:family="paragraph" style:parent-style-name="Standard">
      <style:paragraph-properties fo:text-align="center" style:justify-single-word="false"/>
      <style:text-properties officeooo:paragraph-rsid="00168640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Purisa" fo:font-size="24pt" fo:font-weight="bold" officeooo:paragraph-rsid="001631c2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6pt" officeooo:paragraph-rsid="001631c2" style:font-size-asian="26pt" style:font-size-complex="26pt"/>
    </style:style>
    <style:style style:name="P18" style:family="paragraph" style:parent-style-name="Standard">
      <style:paragraph-properties fo:text-align="center" style:justify-single-word="false"/>
      <style:text-properties fo:font-size="26pt" officeooo:paragraph-rsid="00168640" style:font-size-asian="26pt" style:font-size-complex="26pt"/>
    </style:style>
    <style:style style:name="P19" style:family="paragraph" style:parent-style-name="Standard">
      <style:paragraph-properties fo:text-align="center" style:justify-single-word="false"/>
      <style:text-properties fo:font-size="20pt" officeooo:paragraph-rsid="001631c2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44pt" officeooo:paragraph-rsid="001631c2" style:font-size-asian="44pt" style:font-size-complex="44pt"/>
    </style:style>
    <style:style style:name="P21" style:family="paragraph" style:parent-style-name="Standard">
      <style:paragraph-properties fo:text-align="center" style:justify-single-word="false"/>
      <style:text-properties fo:font-size="40pt" officeooo:paragraph-rsid="00168640" style:font-size-asian="40pt" style:font-size-complex="40pt"/>
    </style:style>
    <style:style style:name="P22" style:family="paragraph" style:parent-style-name="Standard" style:master-page-name="Standard">
      <style:paragraph-properties style:page-number="1"/>
      <style:text-properties officeooo:paragraph-rsid="00131891"/>
    </style:style>
    <style:style style:name="P23" style:family="paragraph" style:parent-style-name="Standard" style:master-page-name="Standard">
      <style:paragraph-properties style:page-number="1"/>
      <style:text-properties officeooo:paragraph-rsid="00131891"/>
    </style:style>
    <style:style style:name="P24" style:family="paragraph" style:parent-style-name="Standard" style:master-page-name="Standard">
      <style:paragraph-properties style:page-number="1"/>
      <style:text-properties officeooo:paragraph-rsid="00131891"/>
    </style:style>
    <style:style style:name="P25" style:family="paragraph" style:parent-style-name="Standard" style:master-page-name="Standard">
      <style:paragraph-properties style:page-number="1"/>
      <style:text-properties officeooo:paragraph-rsid="00131891"/>
    </style:style>
    <style:style style:name="T1" style:family="text">
      <style:text-properties style:font-name="Puris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Purisa" fo:font-weight="bold" style:font-weight-asian="bold" style:font-weight-complex="bold"/>
    </style:style>
    <style:style style:name="T3" style:family="text">
      <style:text-properties style:font-name="Purisa" fo:font-size="24pt" fo:font-weight="bold" style:font-size-asian="24pt" style:font-weight-asian="bold" style:font-size-complex="24pt" style:font-weight-complex="bold"/>
    </style:style>
    <style:style style:name="fr1" style:family="graphic" style:parent-style-name="Labels">
      <style:graphic-properties style:protect="none" style:vertical-pos="from-top" style:vertical-rel="page" style:horizontal-pos="from-left" style:horizontal-rel="page"/>
    </style:style>
    <style:style style:name="fr2" style:family="graphic" style:parent-style-name="Labels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Labels">
      <style:graphic-properties style:vertical-pos="from-top" style:vertical-rel="page" style:horizontal-pos="from-left" style:horizontal-rel="page"/>
    </style:style>
    <style:style style:name="fr4" style:family="graphic" style:parent-style-name="Labels">
      <style:graphic-properties style:protect="size"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ilMergeSection2018-05-05T09:17:51Z2MasterLabel">
            <text:p text:style-name="P1"/>
            <text:p text:style-name="P14"><text:span text:style-name="T1">P1A: </text:span></text:p>
            <text:p text:style-name="P6">&amp;&amp;</text:p>
          </text:section>
        </draw:text-box>
      </draw:frame>
      <draw:frame draw:style-name="fr2" draw:name="Marco2" text:anchor-type="page" text:anchor-page-number="1" svg:x="11cm" svg:y="1.349cm" svg:width="8.5cm" svg:height="4.999cm" draw:z-index="1">
        <draw:text-box>
          <text:section text:style-name="Sect1" text:name="MailMergeSection2018-05-05T09:17:51Z3Sección1">
            <text:p text:style-name="P1"/>
            <text:p text:style-name="P14"><text:span text:style-name="T1">P2A: </text:span></text:p>
            <text:p text:style-name="P14"><text:span text:style-name="T1"/></text:p>
            <text:p text:style-name="P8">22 Kilo Ohmios</text:p>
          </text:section>
        </draw:text-box>
      </draw:frame>
      <draw:frame draw:style-name="fr3" draw:name="Marco3" text:anchor-type="page" text:anchor-page-number="1" svg:x="1.499cm" svg:y="7.35cm" svg:width="8.5cm" svg:height="4.999cm" draw:z-index="2">
        <draw:text-box>
          <text:section text:style-name="Sect1" text:name="MailMergeSection2018-05-05T09:17:51Z4Sección2">
            <text:p text:style-name="P1"/>
            <text:p text:style-name="P14"><text:span text:style-name="T1">P3A: </text:span></text:p>
            <text:p text:style-name="P14"><text:span text:style-name="T1"/></text:p>
            <text:p text:style-name="P10">void()</text:p>
          </text:section>
        </draw:text-box>
      </draw:frame>
      <draw:frame draw:style-name="fr3" draw:name="Marco4" text:anchor-type="page" text:anchor-page-number="1" svg:x="11cm" svg:y="7.35cm" svg:width="8.5cm" svg:height="4.999cm" draw:z-index="3">
        <draw:text-box>
          <text:section text:style-name="Sect1" text:name="MailMergeSection2018-05-05T09:17:51Z5Sección3">
            <text:p text:style-name="P1"/>
            <text:p text:style-name="P4">P4A: </text:p>
            <text:p text:style-name="P4"/>
            <text:p text:style-name="P16">Open Software</text:p>
          </text:section>
        </draw:text-box>
      </draw:frame>
      <draw:frame draw:style-name="fr3" draw:name="Marco5" text:anchor-type="page" text:anchor-page-number="1" svg:x="1.499cm" svg:y="13.351cm" svg:width="8.5cm" svg:height="4.999cm" draw:z-index="4">
        <draw:text-box>
          <text:section text:style-name="Sect1" text:name="MailMergeSection2018-05-05T09:17:51Z6Sección4">
            <text:p text:style-name="P1"/>
            <text:p text:style-name="P4">P5A: </text:p>
            <text:p text:style-name="P4"/>
            <text:p text:style-name="P8">.h .cpp .txt </text:p>
          </text:section>
        </draw:text-box>
      </draw:frame>
      <draw:frame draw:style-name="fr3" draw:name="Marco6" text:anchor-type="page" text:anchor-page-number="1" svg:x="11cm" svg:y="13.351cm" svg:width="8.5cm" svg:height="4.999cm" draw:z-index="5">
        <draw:text-box>
          <text:section text:style-name="Sect1" text:name="MailMergeSection2018-05-05T09:17:51Z7Sección5">
            <text:p text:style-name="P1"/>
            <text:p text:style-name="P4">P6A: </text:p>
            <text:p text:style-name="P4"/>
            <text:p text:style-name="P10">if...end</text:p>
          </text:section>
        </draw:text-box>
      </draw:frame>
      <draw:frame draw:style-name="fr3" draw:name="Marco7" text:anchor-type="page" text:anchor-page-number="1" svg:x="1.499cm" svg:y="19.352cm" svg:width="8.5cm" svg:height="4.999cm" draw:z-index="6">
        <draw:text-box>
          <text:section text:style-name="Sect1" text:name="MailMergeSection2018-05-05T09:17:51Z8Sección6">
            <text:p text:style-name="P1"/>
            <text:p text:style-name="P4">P7A: </text:p>
            <text:p text:style-name="P4"/>
            <text:p text:style-name="P10">OUTPUT</text:p>
          </text:section>
        </draw:text-box>
      </draw:frame>
      <draw:frame draw:style-name="fr3" draw:name="Marco8" text:anchor-type="page" text:anchor-page-number="1" svg:x="11cm" svg:y="19.352cm" svg:width="8.5cm" svg:height="4.999cm" draw:z-index="7">
        <draw:text-box>
          <text:section text:style-name="Sect1" text:name="MailMergeSection2018-05-05T09:17:51Z9Sección7">
            <text:p text:style-name="P1"/>
            <text:p text:style-name="P14"><text:span text:style-name="T1">P8A:</text:span></text:p>
            <text:p text:style-name="P4"/>
            <text:p text:style-name="P10"><text:s/>tres()</text:p>
          </text:section>
        </draw:text-box>
      </draw:frame>
      <draw:frame draw:style-name="fr4" draw:name="Marco9" text:anchor-type="page" text:anchor-page-number="1" svg:x="1.499cm" svg:y="24.941cm" svg:width="8.5cm" svg:height="4.999cm" draw:z-index="8">
        <draw:text-box>
          <text:section text:style-name="Sect1" text:name="MailMergeSection2018-05-05T09:17:51Z10Sección8">
            <text:p text:style-name="P1"/>
            <text:p text:style-name="P14"><text:span text:style-name="T1">P9A: </text:span></text:p>
            <text:p text:style-name="P8">Números grandes</text:p>
          </text:section>
        </draw:text-box>
      </draw:frame>
      <draw:frame draw:style-name="fr1" draw:name="Marco10" text:anchor-type="page" text:anchor-page-number="1" svg:x="11cm" svg:y="24.853cm" svg:width="8.5cm" svg:height="4.999cm" draw:z-index="9">
        <draw:text-box>
          <text:section text:style-name="Sect1" text:name="MailMergeSection2018-05-05T09:17:51Z11Sección9">
            <text:p text:style-name="P1"/>
            <text:p text:style-name="P14"><text:span text:style-name="T1">P10A: </text:span></text:p>
            <text:p text:style-name="P14"><text:span text:style-name="T1"/></text:p>
            <text:p text:style-name="P17"><text:span text:style-name="T2">Serial.println()</text:span></text:p>
          </text:section>
        </draw:text-box>
      </draw:frame>
      <draw:frame draw:style-name="fr3" draw:name="Marco11" text:anchor-type="page" text:anchor-page-number="3" svg:x="1.499cm" svg:y="1.349cm" svg:width="8.5cm" svg:height="4.999cm" draw:z-index="10">
        <draw:text-box>
          <text:section text:style-name="Sect1" text:name="MailMergeSection2018-05-05T09:17:51Z12MasterLabel">
            <text:p text:style-name="P1"/>
            <text:p text:style-name="P14"><text:span text:style-name="T1">P11A:</text:span></text:p>
            <text:p text:style-name="P14"><text:span text:style-name="T1"/></text:p>
            <text:p text:style-name="P17"><text:span text:style-name="T2"><text:s/>rollover</text:span></text:p>
          </text:section>
        </draw:text-box>
      </draw:frame>
      <draw:frame draw:style-name="fr3" draw:name="Marco12" text:anchor-type="page" text:anchor-page-number="3" svg:x="11cm" svg:y="1.349cm" svg:width="8.5cm" svg:height="4.999cm" draw:z-index="11">
        <draw:text-box>
          <text:section text:style-name="Sect1" text:name="MailMergeSection2018-05-05T09:17:51Z13Sección1">
            <text:p text:style-name="P1"/>
            <text:p text:style-name="P14"><text:span text:style-name="T1">P12A: </text:span></text:p>
            <text:p text:style-name="P14"><text:span text:style-name="T1"/></text:p>
            <text:p text:style-name="P17"><text:span text:style-name="T2">milisegundos</text:span></text:p>
          </text:section>
        </draw:text-box>
      </draw:frame>
      <draw:frame draw:style-name="fr3" draw:name="Marco13" text:anchor-type="page" text:anchor-page-number="3" svg:x="1.499cm" svg:y="7.35cm" svg:width="8.5cm" svg:height="4.999cm" draw:z-index="12">
        <draw:text-box>
          <text:section text:style-name="Sect1" text:name="MailMergeSection2018-05-05T09:17:51Z14Sección2">
            <text:p text:style-name="P1"/>
            <text:p text:style-name="P14"><text:span text:style-name="T1">P13A: </text:span></text:p>
            <text:p text:style-name="P14"><text:span text:style-name="T1"/></text:p>
            <text:p text:style-name="P17"><text:span text:style-name="T2">1023</text:span></text:p>
          </text:section>
        </draw:text-box>
      </draw:frame>
      <draw:frame draw:style-name="fr3" draw:name="Marco14" text:anchor-type="page" text:anchor-page-number="3" svg:x="11cm" svg:y="7.35cm" svg:width="8.5cm" svg:height="4.999cm" draw:z-index="13">
        <draw:text-box>
          <text:section text:style-name="Sect1" text:name="MailMergeSection2018-05-05T09:17:51Z15Sección3">
            <text:p text:style-name="P1"/>
            <text:p text:style-name="P14"><text:span text:style-name="T1">P14A:</text:span></text:p>
            <text:p text:style-name="P14"><text:span text:style-name="T1"/></text:p>
            <text:p text:style-name="P17"><text:span text:style-name="T2">255</text:span></text:p>
          </text:section>
        </draw:text-box>
      </draw:frame>
      <draw:frame draw:style-name="fr3" draw:name="Marco15" text:anchor-type="page" text:anchor-page-number="3" svg:x="1.499cm" svg:y="13.351cm" svg:width="8.5cm" svg:height="4.999cm" draw:z-index="14">
        <draw:text-box>
          <text:section text:style-name="Sect1" text:name="MailMergeSection2018-05-05T09:17:51Z16Sección4">
            <text:p text:style-name="P1"/>
            <text:p text:style-name="P14"><text:span text:style-name="T1">P15A: </text:span></text:p>
            <text:p text:style-name="P14"><text:span text:style-name="T3">Filtro</text:span></text:p>
            <text:p text:style-name="P11">variable </text:p>
          </text:section>
        </draw:text-box>
      </draw:frame>
      <draw:frame draw:style-name="fr3" draw:name="Marco16" text:anchor-type="page" text:anchor-page-number="3" svg:x="11cm" svg:y="13.351cm" svg:width="8.5cm" svg:height="4.999cm" draw:z-index="15">
        <draw:text-box>
          <text:section text:style-name="Sect1" text:name="MailMergeSection2018-05-05T09:17:51Z17Sección5">
            <text:p text:style-name="P1"/>
            <text:p text:style-name="P14"><text:span text:style-name="T1">P16A: </text:span></text:p>
            <text:p text:style-name="P14"><text:span text:style-name="T1"/></text:p>
            <text:p text:style-name="P17"><text:span text:style-name="T2">Resetea</text:span></text:p>
          </text:section>
        </draw:text-box>
      </draw:frame>
      <draw:frame draw:style-name="fr3" draw:name="Marco17" text:anchor-type="page" text:anchor-page-number="3" svg:x="1.499cm" svg:y="19.352cm" svg:width="8.5cm" svg:height="4.999cm" draw:z-index="16">
        <draw:text-box>
          <text:section text:style-name="Sect1" text:name="MailMergeSection2018-05-05T09:17:51Z18Sección6">
            <text:p text:style-name="P1"/>
            <text:p text:style-name="P1"/>
            <text:p text:style-name="P4">P17A:</text:p>
            <text:p text:style-name="P8">cos()</text:p>
          </text:section>
        </draw:text-box>
      </draw:frame>
      <draw:frame draw:style-name="fr3" draw:name="Marco18" text:anchor-type="page" text:anchor-page-number="3" svg:x="11cm" svg:y="19.352cm" svg:width="8.5cm" svg:height="4.999cm" draw:z-index="17">
        <draw:text-box>
          <text:section text:style-name="Sect1" text:name="MailMergeSection2018-05-05T09:17:51Z19Sección7">
            <text:p text:style-name="P1"/>
            <text:p text:style-name="P14"><text:span text:style-name="T1">P18A: </text:span></text:p>
            <text:p text:style-name="P19"><text:span text:style-name="T2">William</text:span></text:p>
            <text:p text:style-name="P19"><text:span text:style-name="T2">Stanley</text:span></text:p>
          </text:section>
        </draw:text-box>
      </draw:frame>
      <draw:frame draw:style-name="fr4" draw:name="Marco19" text:anchor-type="page" text:anchor-page-number="3" svg:x="1.499cm" svg:y="24.74cm" svg:width="8.5cm" svg:height="4.999cm" draw:z-index="18">
        <draw:text-box>
          <text:section text:style-name="Sect1" text:name="MailMergeSection2018-05-05T09:17:51Z20Sección8">
            <text:p text:style-name="P1"/>
            <text:p text:style-name="P4"/>
            <text:p text:style-name="P4">P19A:</text:p>
            <text:p text:style-name="P8">Unity</text:p>
          </text:section>
        </draw:text-box>
      </draw:frame>
      <draw:frame draw:style-name="fr4" draw:name="Marco20" text:anchor-type="page" text:anchor-page-number="3" svg:x="11cm" svg:y="24.74cm" svg:width="8.5cm" svg:height="4.999cm" draw:z-index="19">
        <draw:text-box>
          <text:section text:style-name="Sect1" text:name="MailMergeSection2018-05-05T09:17:51Z21Sección9">
            <text:p text:style-name="P1"/>
            <text:p text:style-name="P1"/>
            <text:p text:style-name="P4">P20A:</text:p>
            <text:p text:style-name="P4"/>
            <text:p text:style-name="P4">↑↑↓↓←→←→ B A <text:s/>START</text:p>
          </text:section>
        </draw:text-box>
      </draw:frame>
      <draw:frame draw:style-name="fr3" draw:name="Marco21" text:anchor-type="page" text:anchor-page-number="5" svg:x="1.499cm" svg:y="1.349cm" svg:width="8.5cm" svg:height="4.999cm" draw:z-index="20">
        <draw:text-box>
          <text:section text:style-name="Sect1" text:name="MailMergeSection2018-05-05T09:17:51Z22MasterLabel">
            <text:p text:style-name="P1"/>
            <text:p text:style-name="P4">P21A:</text:p>
            <text:p text:style-name="P4"/>
            <text:p text:style-name="P13">Código</text:p>
          </text:section>
        </draw:text-box>
      </draw:frame>
      <draw:frame draw:style-name="fr3" draw:name="Marco22" text:anchor-type="page" text:anchor-page-number="5" svg:x="11cm" svg:y="1.349cm" svg:width="8.5cm" svg:height="4.999cm" draw:z-index="21">
        <draw:text-box>
          <text:section text:style-name="Sect1" text:name="MailMergeSection2018-05-05T09:17:51Z23Sección1">
            <text:p text:style-name="P1"/>
            <text:p text:style-name="P14"><text:span text:style-name="T1">P22A:</text:span></text:p>
            <text:p text:style-name="P14"><text:span text:style-name="T1"/></text:p>
            <text:p text:style-name="P13">1,989 × 10^30 kg</text:p>
          </text:section>
        </draw:text-box>
      </draw:frame>
      <draw:frame draw:style-name="fr3" draw:name="Marco23" text:anchor-type="page" text:anchor-page-number="5" svg:x="1.499cm" svg:y="7.35cm" svg:width="8.5cm" svg:height="4.999cm" draw:z-index="22">
        <draw:text-box>
          <text:section text:style-name="Sect1" text:name="MailMergeSection2018-05-05T09:17:51Z24Sección2">
            <text:p text:style-name="P1"/>
            <text:p text:style-name="P14"><text:span text:style-name="T1">P23A:</text:span></text:p>
            <text:p text:style-name="P20"><text:span text:style-name="T2">7</text:span></text:p>
          </text:section>
        </draw:text-box>
      </draw:frame>
      <draw:frame draw:style-name="fr3" draw:name="Marco24" text:anchor-type="page" text:anchor-page-number="5" svg:x="11cm" svg:y="7.35cm" svg:width="8.5cm" svg:height="4.999cm" draw:z-index="23">
        <draw:text-box>
          <text:section text:style-name="Sect1" text:name="MailMergeSection2018-05-05T09:17:51Z25Sección3">
            <text:p text:style-name="P1"/>
            <text:p text:style-name="P14"><text:span text:style-name="T1">P24A:</text:span></text:p>
            <text:p text:style-name="P14"><text:span text:style-name="T1"/></text:p>
            <text:p text:style-name="P19"><text:span text:style-name="T2">Ravioli</text:span></text:p>
          </text:section>
        </draw:text-box>
      </draw:frame>
      <draw:frame draw:style-name="fr3" draw:name="Marco25" text:anchor-type="page" text:anchor-page-number="5" svg:x="1.499cm" svg:y="13.351cm" svg:width="8.5cm" svg:height="4.999cm" draw:z-index="24">
        <draw:text-box>
          <text:section text:style-name="Sect1" text:name="MailMergeSection2018-05-05T09:17:51Z26Sección4">
            <text:p text:style-name="P1"/>
            <text:p text:style-name="P4">P25A: </text:p>
            <text:p text:style-name="P7">0,56</text:p>
          </text:section>
        </draw:text-box>
      </draw:frame>
      <draw:frame draw:style-name="fr3" draw:name="Marco26" text:anchor-type="page" text:anchor-page-number="5" svg:x="11cm" svg:y="13.351cm" svg:width="8.5cm" svg:height="4.999cm" draw:z-index="25">
        <draw:text-box>
          <text:section text:style-name="Sect1" text:name="MailMergeSection2018-05-05T09:17:51Z27Sección5">
            <text:p text:style-name="P1"/>
            <text:p text:style-name="P14"><text:span text:style-name="T1">P26A: </text:span></text:p>
            <text:p text:style-name="P14"><text:span text:style-name="T1"/></text:p>
            <text:p text:style-name="P19"><text:span text:style-name="T2">Yamcha</text:span></text:p>
          </text:section>
        </draw:text-box>
      </draw:frame>
      <draw:frame draw:style-name="fr3" draw:name="Marco27" text:anchor-type="page" text:anchor-page-number="5" svg:x="1.499cm" svg:y="19.352cm" svg:width="8.5cm" svg:height="4.999cm" draw:z-index="26">
        <draw:text-box>
          <text:section text:style-name="Sect1" text:name="MailMergeSection2018-05-05T09:17:51Z28Sección6">
            <text:p text:style-name="P1"/>
            <text:p text:style-name="P14"><text:span text:style-name="T1">P27A:</text:span></text:p>
            <text:p text:style-name="P4"/>
            <text:p text:style-name="P8">Vulkan</text:p>
          </text:section>
        </draw:text-box>
      </draw:frame>
      <draw:frame draw:style-name="fr3" draw:name="Marco28" text:anchor-type="page" text:anchor-page-number="5" svg:x="11cm" svg:y="19.352cm" svg:width="8.5cm" svg:height="4.999cm" draw:z-index="27">
        <draw:text-box>
          <text:section text:style-name="Sect1" text:name="MailMergeSection2018-05-05T09:17:51Z29Sección7">
            <text:p text:style-name="P1"/>
            <text:p text:style-name="P14"><text:span text:style-name="T1">P28A:</text:span></text:p>
            <text:p text:style-name="P14"><text:span text:style-name="T1"/></text:p>
            <text:p text:style-name="P17"><text:span text:style-name="T2">1964</text:span></text:p>
          </text:section>
        </draw:text-box>
      </draw:frame>
      <draw:frame draw:style-name="fr4" draw:name="Marco29" text:anchor-type="page" text:anchor-page-number="5" svg:x="1.499cm" svg:y="24.811cm" svg:width="8.5cm" svg:height="4.999cm" draw:z-index="28">
        <draw:text-box>
          <text:section text:style-name="Sect1" text:name="MailMergeSection2018-05-05T09:17:51Z30Sección8">
            <text:p text:style-name="P1"/>
            <text:p text:style-name="P14"><text:span text:style-name="T1">P29A:</text:span></text:p>
            <text:p text:style-name="P4"/>
            <text:p text:style-name="P8">Spyro</text:p>
          </text:section>
        </draw:text-box>
      </draw:frame>
      <draw:frame draw:style-name="fr4" draw:name="Marco30" text:anchor-type="page" text:anchor-page-number="5" svg:x="11cm" svg:y="24.811cm" svg:width="8.5cm" svg:height="4.999cm" draw:z-index="29">
        <draw:text-box>
          <text:section text:style-name="Sect1" text:name="MailMergeSection2018-05-05T09:17:51Z31Sección9">
            <text:p text:style-name="P1"/>
            <text:p text:style-name="P14"><text:span text:style-name="T1">P30A:</text:span></text:p>
            <text:p text:style-name="P4"/>
            <text:p text:style-name="P8">Tenis for Two</text:p>
          </text:section>
        </draw:text-box>
      </draw:frame>
      <draw:frame draw:style-name="fr3" draw:name="Marco31" text:anchor-type="page" text:anchor-page-number="7" svg:x="1.499cm" svg:y="1.349cm" svg:width="8.5cm" svg:height="4.999cm" draw:z-index="30">
        <draw:text-box>
          <text:section text:style-name="Sect1" text:name="MailMergeSection2018-05-05T09:17:51Z32MasterLabel">
            <text:p text:style-name="P1"/>
            <text:p text:style-name="P14"><text:span text:style-name="T1">P31A:</text:span></text:p>
            <text:p text:style-name="P14"><text:span text:style-name="T1"/></text:p>
            <text:p text:style-name="P17"><text:span text:style-name="T2">B.A.P</text:span></text:p>
          </text:section>
        </draw:text-box>
      </draw:frame>
      <draw:frame draw:style-name="fr3" draw:name="Marco32" text:anchor-type="page" text:anchor-page-number="7" svg:x="11cm" svg:y="1.349cm" svg:width="8.5cm" svg:height="4.999cm" draw:z-index="31">
        <draw:text-box>
          <text:section text:style-name="Sect1" text:name="MailMergeSection2018-05-05T09:17:51Z33Sección1">
            <text:p text:style-name="P1"/>
            <text:p text:style-name="P14"><text:span text:style-name="T1">P32A:</text:span></text:p>
            <text:p text:style-name="P14"><text:span text:style-name="T1"/></text:p>
            <text:p text:style-name="P17"><text:span text:style-name="T2">Relámpago</text:span></text:p>
          </text:section>
        </draw:text-box>
      </draw:frame>
      <draw:frame draw:style-name="fr3" draw:name="Marco33" text:anchor-type="page" text:anchor-page-number="7" svg:x="1.499cm" svg:y="7.35cm" svg:width="8.5cm" svg:height="4.999cm" draw:z-index="32">
        <draw:text-box>
          <text:section text:style-name="Sect1" text:name="MailMergeSection2018-05-05T09:17:51Z34Sección2">
            <text:p text:style-name="P1"/>
            <text:p text:style-name="P14"><text:span text:style-name="T1">P33A:</text:span></text:p>
            <text:p text:style-name="P17"><text:span text:style-name="T2">Koenigsegg Agera RS</text:span></text:p>
          </text:section>
        </draw:text-box>
      </draw:frame>
      <draw:frame draw:style-name="fr3" draw:name="Marco34" text:anchor-type="page" text:anchor-page-number="7" svg:x="11cm" svg:y="7.35cm" svg:width="8.5cm" svg:height="4.999cm" draw:z-index="33">
        <draw:text-box>
          <text:section text:style-name="Sect1" text:name="MailMergeSection2018-05-05T09:17:51Z35Sección3">
            <text:p text:style-name="P1"/>
            <text:p text:style-name="P14"><text:span text:style-name="T1">P34A:</text:span></text:p>
            <text:p text:style-name="P20"><text:span text:style-name="T2">3</text:span></text:p>
          </text:section>
        </draw:text-box>
      </draw:frame>
      <draw:frame draw:style-name="fr3" draw:name="Marco35" text:anchor-type="page" text:anchor-page-number="7" svg:x="1.499cm" svg:y="13.351cm" svg:width="8.5cm" svg:height="4.999cm" draw:z-index="34">
        <draw:text-box>
          <text:section text:style-name="Sect1" text:name="MailMergeSection2018-05-05T09:17:51Z36Sección4">
            <text:p text:style-name="P1"/>
            <text:p text:style-name="P15"><text:span text:style-name="T1">P35A:</text:span></text:p>
            <text:p text:style-name="P15"><text:span text:style-name="T1"/></text:p>
            <text:p text:style-name="P9">484 km/h</text:p>
          </text:section>
        </draw:text-box>
      </draw:frame>
      <draw:frame draw:style-name="fr3" draw:name="Marco36" text:anchor-type="page" text:anchor-page-number="7" svg:x="11cm" svg:y="13.351cm" svg:width="8.5cm" svg:height="4.999cm" draw:z-index="35">
        <draw:text-box>
          <text:section text:style-name="Sect1" text:name="MailMergeSection2018-05-05T09:17:51Z37Sección5">
            <text:p text:style-name="P1"/>
            <text:p text:style-name="P15"><text:span text:style-name="T1">P36A:</text:span></text:p>
            <text:p text:style-name="P5"/>
            <text:p text:style-name="P9">C++</text:p>
          </text:section>
        </draw:text-box>
      </draw:frame>
      <draw:frame draw:style-name="fr3" draw:name="Marco37" text:anchor-type="page" text:anchor-page-number="7" svg:x="1.499cm" svg:y="19.352cm" svg:width="8.5cm" svg:height="4.999cm" draw:z-index="36">
        <draw:text-box>
          <text:section text:style-name="Sect1" text:name="MailMergeSection2018-05-05T09:17:51Z38Sección6">
            <text:p text:style-name="P1"/>
            <text:p text:style-name="P15"><text:span text:style-name="T1">P37A:</text:span></text:p>
            <text:p text:style-name="P21"><text:span text:style-name="T2">9</text:span></text:p>
          </text:section>
        </draw:text-box>
      </draw:frame>
      <draw:frame draw:style-name="fr3" draw:name="Marco38" text:anchor-type="page" text:anchor-page-number="7" svg:x="11cm" svg:y="19.352cm" svg:width="8.5cm" svg:height="4.999cm" draw:z-index="37">
        <draw:text-box>
          <text:section text:style-name="Sect1" text:name="MailMergeSection2018-05-05T09:17:51Z39Sección7">
            <text:p text:style-name="P1"/>
            <text:p text:style-name="P15"><text:span text:style-name="T1">P38A:</text:span></text:p>
            <text:p text:style-name="P21"><text:span text:style-name="T2">3'718</text:span></text:p>
          </text:section>
        </draw:text-box>
      </draw:frame>
      <draw:frame draw:style-name="fr4" draw:name="Marco39" text:anchor-type="page" text:anchor-page-number="7" svg:x="1.499cm" svg:y="24.8cm" svg:width="8.5cm" svg:height="4.999cm" draw:z-index="38">
        <draw:text-box>
          <text:section text:style-name="Sect1" text:name="MailMergeSection2018-05-05T09:17:51Z40Sección8">
            <text:p text:style-name="P1"/>
            <text:p text:style-name="P15"><text:span text:style-name="T1">P39A:</text:span></text:p>
            <text:p text:style-name="P15"><text:span text:style-name="T1"/></text:p>
            <text:p text:style-name="P18"><text:span text:style-name="T2">a saber</text:span></text:p>
          </text:section>
        </draw:text-box>
      </draw:frame>
      <draw:frame draw:style-name="fr4" draw:name="Marco40" text:anchor-type="page" text:anchor-page-number="7" svg:x="11cm" svg:y="24.781cm" svg:width="8.5cm" svg:height="4.999cm" draw:z-index="39">
        <draw:text-box>
          <text:section text:style-name="Sect1" text:name="MailMergeSection2018-05-05T09:17:51Z41Sección9">
            <text:p text:style-name="P1"/>
            <text:p text:style-name="P5">P40A:</text:p>
            <text:p text:style-name="P5"/>
            <text:p text:style-name="P9">Drax</text:p>
          </text:section>
        </draw:text-box>
      </draw:frame>
      <draw:frame draw:style-name="fr3" draw:name="Marco41" text:anchor-type="page" text:anchor-page-number="9" svg:x="1.499cm" svg:y="1.349cm" svg:width="8.5cm" svg:height="4.999cm" draw:z-index="40">
        <draw:text-box>
          <text:section text:style-name="Sect1" text:name="MailMergeSection2018-05-05T09:17:51Z42MasterLabel">
            <text:p text:style-name="P1"/>
            <text:p text:style-name="P15"><text:span text:style-name="T1">P41A:</text:span></text:p>
            <text:p text:style-name="P15"><text:span text:style-name="T1"/></text:p>
            <text:p text:style-name="P9">Dr. House</text:p>
          </text:section>
        </draw:text-box>
      </draw:frame>
      <draw:frame draw:style-name="fr3" draw:name="Marco42" text:anchor-type="page" text:anchor-page-number="9" svg:x="11cm" svg:y="1.349cm" svg:width="8.5cm" svg:height="4.999cm" draw:z-index="41">
        <draw:text-box>
          <text:section text:style-name="Sect1" text:name="MailMergeSection2018-05-05T09:17:51Z43Sección1">
            <text:p text:style-name="P1"/>
            <text:p text:style-name="P5">P42A:</text:p>
            <text:p text:style-name="P5"/>
            <text:p text:style-name="P12">Shizuo Heiwajima</text:p>
          </text:section>
        </draw:text-box>
      </draw:frame>
      <draw:frame draw:style-name="fr3" draw:name="Marco43" text:anchor-type="page" text:anchor-page-number="9" svg:x="1.499cm" svg:y="7.35cm" svg:width="8.5cm" svg:height="4.999cm" draw:z-index="42">
        <draw:text-box>
          <text:section text:style-name="Sect1" text:name="MailMergeSection2018-05-05T09:17:51Z44Sección2">
            <text:p text:style-name="P1"/>
            <text:p text:style-name="P15"><text:span text:style-name="T1">P43A:</text:span></text:p>
            <text:p text:style-name="P9">Viscosidad</text:p>
            <text:p text:style-name="P9">del aire</text:p>
          </text:section>
        </draw:text-box>
      </draw:frame>
      <draw:frame draw:style-name="fr3" draw:name="Marco44" text:anchor-type="page" text:anchor-page-number="9" svg:x="11cm" svg:y="7.35cm" svg:width="8.5cm" svg:height="4.999cm" draw:z-index="43">
        <draw:text-box>
          <text:section text:style-name="Sect1" text:name="MailMergeSection2018-05-05T09:17:51Z45Sección3">
            <text:p text:style-name="P1"/>
            <text:p text:style-name="P15"><text:span text:style-name="T1">P44A:</text:span></text:p>
            <text:p text:style-name="P5"/>
            <text:p text:style-name="P9">Marc Márquez</text:p>
          </text:section>
        </draw:text-box>
      </draw:frame>
      <draw:frame draw:style-name="fr3" draw:name="Marco45" text:anchor-type="page" text:anchor-page-number="9" svg:x="1.499cm" svg:y="13.351cm" svg:width="8.5cm" svg:height="4.999cm" draw:z-index="44">
        <draw:text-box>
          <text:section text:style-name="Sect1" text:name="MailMergeSection2018-05-05T09:17:51Z46Sección4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3" draw:name="Marco46" text:anchor-type="page" text:anchor-page-number="9" svg:x="11cm" svg:y="13.351cm" svg:width="8.5cm" svg:height="4.999cm" draw:z-index="45">
        <draw:text-box>
          <text:section text:style-name="Sect1" text:name="MailMergeSection2018-05-05T09:17:51Z47Sección5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3" draw:name="Marco47" text:anchor-type="page" text:anchor-page-number="9" svg:x="1.499cm" svg:y="19.352cm" svg:width="8.5cm" svg:height="4.999cm" draw:z-index="46">
        <draw:text-box>
          <text:section text:style-name="Sect1" text:name="MailMergeSection2018-05-05T09:17:51Z48Sección6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3" draw:name="Marco48" text:anchor-type="page" text:anchor-page-number="9" svg:x="11cm" svg:y="19.352cm" svg:width="8.5cm" svg:height="4.999cm" draw:z-index="47">
        <draw:text-box>
          <text:section text:style-name="Sect1" text:name="MailMergeSection2018-05-05T09:17:51Z49Sección7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3" draw:name="Marco49" text:anchor-type="page" text:anchor-page-number="9" svg:x="1.499cm" svg:y="25.352cm" svg:width="8.5cm" svg:height="4.999cm" draw:z-index="48">
        <draw:text-box>
          <text:section text:style-name="Sect1" text:name="MailMergeSection2018-05-05T09:17:51Z50Sección8">
            <text:p text:style-name="P1"/>
            <text:p text:style-name="P1"/>
            <text:p text:style-name="P1"/>
            <text:p text:style-name="P2"/>
          </text:section>
        </draw:text-box>
      </draw:frame>
      <draw:frame draw:style-name="fr3" draw:name="Marco50" text:anchor-type="page" text:anchor-page-number="9" svg:x="11cm" svg:y="25.352cm" svg:width="8.5cm" svg:height="4.999cm" draw:z-index="49">
        <draw:text-box>
          <text:section text:style-name="Sect1" text:name="MailMergeSection2018-05-05T09:17:51Z51Sección9">
            <text:p text:style-name="P1"/>
            <text:p text:style-name="P1"/>
            <text:p text:style-name="P1"/>
            <text:p text:style-name="P2"/>
          </text:section>
        </draw:text-box>
      </draw:frame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05T09:17:52.112736682</meta:creation-date>
    <dc:date>2018-05-05T09:50:09.603567532</dc:date>
    <meta:editing-cycles>5</meta:editing-cycles>
    <meta:editing-duration>PT14M44S</meta:editing-duration>
    <meta:document-statistic meta:table-count="0" meta:image-count="0" meta:object-count="0" meta:page-count="9" meta:paragraph-count="91" meta:word-count="113" meta:character-count="605" meta:non-whitespace-character-count="562"/>
  </office:meta>
</office:document-meta>
</file>